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f1cf" officeooo:paragraph-rsid="0017f1cf"/>
    </style:style>
    <style:style style:name="P2" style:family="paragraph" style:parent-style-name="Standard">
      <style:text-properties officeooo:rsid="001878bd" officeooo:paragraph-rsid="001878bd"/>
    </style:style>
    <style:style style:name="P3" style:family="paragraph" style:parent-style-name="Standard">
      <style:text-properties officeooo:rsid="001a6ad9" officeooo:paragraph-rsid="001a6ad9"/>
    </style:style>
    <style:style style:name="T1" style:family="text">
      <style:text-properties officeooo:rsid="00191c6d"/>
    </style:style>
    <style:style style:name="T2" style:family="text">
      <style:text-properties officeooo:rsid="001ac4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leiding</text:p>
      <text:p text:style-name="P1"/>
      <text:p text:style-name="P1">Het werk dat we sinds de vorige presentiatie hebben verzet heeft vooral te maken met het implementeren van de extra functionaliteiten, het opschonen van de basis functionaliteiten en het hervormen van de front-end user interface.</text:p>
      <text:p text:style-name="P1"/>
      <text:p text:style-name="P1">Wat de extra functionaliteiten betreft zijn we erin geslaagd om alle opgegeven functionaliteiten te implementeren. Binnen de view-service zijn er nieuwe opties om data te downloaden. Downloaden in sql-dump formaat is nu mogelijk, en men kan nu een dataset download in zip formaat in plaats van enkel individuele tables te moeten downloaden. Binnen de transform-service heeft men nu meer mogelijkheden om tables te joinen. Het is ook mogelijk om een attribute conversion te forceren, indien er een value niet geconverteerd kan worden zal deze op NULL gezet worden, of kan de rij verwijderd worden. Het is nu ook mogelijk om user-generated queries op te geven.</text:p>
      <text:p text:style-name="P1"/>
      <text:p text:style-name="P2">Het opschonen van bestaande functionaliteiten houdt vooral in dat we de code opgeruimd hebben en dat we SQL-queries <text:span text:style-name="T1">van UserManager, DatasetManager, DatasetInfo en DatasetPermissionsManager </text:span>nu vervat hebben in de Model laag van de applicatie waardoor deze nu volledig gescheiden is van de Controller laag.</text:p>
      <text:p text:style-name="P2"/>
      <text:p text:style-name="P3">Het herstructureren van de frontend heeft vooral als gevolg dat de userinterface zoveel mogelijk gecentreerd is in plaats van verspreid te zijn over meerdere paginas. Zo hebben we nu gebruikt gemaakt van modals. Deze hebben we voornamelijk gebruikt op de table pagina om transformaties en statistieken weer te geven. <text:span text:style-name="T2">Ook is de site nu gebruiksvriendelijker door het gebruik van loading scre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8:42.669696998</meta:creation-date>
    <dc:date>2018-05-24T14:01:31.279083294</dc:date>
    <meta:editing-duration>PT22M2S</meta:editing-duration>
    <meta:editing-cycles>5</meta:editing-cycles>
    <meta:generator>LibreOffice/5.1.6.2$Linux_X86_64 LibreOffice_project/10m0$Build-2</meta:generator>
    <meta:document-statistic meta:table-count="0" meta:image-count="0" meta:object-count="0" meta:page-count="1" meta:paragraph-count="5" meta:word-count="246" meta:character-count="1595" meta:non-whitespace-character-count="1354"/>
  </office:meta>
</office:document-meta>
</file>